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99C5EC8364348A054A.png" manifest:media-type="image/png"/>
  <manifest:file-entry manifest:full-path="Pictures/100000000000029E00000199C909F558CDF91738.png" manifest:media-type="image/png"/>
  <manifest:file-entry manifest:full-path="Pictures/100000000000029F0000019A0421C6B399BDD6B7.png" manifest:media-type="image/png"/>
  <manifest:file-entry manifest:full-path="Pictures/10000000000002A00000019B171FD2782BC905D9.png" manifest:media-type="image/png"/>
  <manifest:file-entry manifest:full-path="Pictures/10000000000002A30000019A85CB813BEBAE4438.png" manifest:media-type="image/png"/>
  <manifest:file-entry manifest:full-path="Pictures/10000000000002A30000019CEB5C597598DAFA20.png" manifest:media-type="image/png"/>
  <manifest:file-entry manifest:full-path="Pictures/10000000000002A20000019F6640280C24C34A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line-through-style="none" style:text-line-through-type="none" style:text-underline-style="none" style:text-blinking="false" fo:background-color="transparent" loext:padding="0cm" loext:border="none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22222" style:text-line-through-style="none" style:text-line-through-type="none" style:text-underline-style="none" style:text-blinking="false" fo:background-color="transparent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c5e1c44-7fff-f1a0-f5d6-e1c666634bcd"/></text:p>
      <text:p text:style-name="P2"><draw:frame draw:style-name="fr1" draw:name="Image1" text:anchor-type="as-char" svg:width="16.51cm" svg:height="10.134cm" draw:z-index="0"><draw:image xlink:href="https://lh5.googleusercontent.com/PHeYC_pdNdaA7zrS1AVIe4M42GmpboS35HgBDmHx1pu2EaNGNZMdHn9CUykQKAf_WNNmpbSLM5fwBvMJ9nTYGDgohZTEF4RXDVAwo2asETLhNtZkeYgzvUIA-rGr34KHHiG6YIYJ" xlink:type="simple" xlink:show="embed" xlink:actuate="onLoad"/></draw:frame></text:p>
      <text:p text:style-name="Text_20_body"/>
      <text:p text:style-name="P2"><draw:frame draw:style-name="fr1" draw:name="Image2" text:anchor-type="as-char" svg:width="16.51cm" svg:height="10.054cm" draw:z-index="1"><draw:image xlink:href="https://lh3.googleusercontent.com/QavCgu35vN41jMDASJvR2drXzu423kpiWx0K_wLO5-EmD-FB2JAY3qohMFXwOGwFCyx7R26p2cL9dOONHEUwn1dDHIOb1eZgUYdJ9oJJtgH7eqzcARpJcfzfr3bQiHQ_S6iNdk1n" xlink:type="simple" xlink:show="embed" xlink:actuate="onLoad"/></draw:frame></text:p>
      <text:p text:style-name="P2"><text:soft-page-break/><draw:frame draw:style-name="fr1" draw:name="Image3" text:anchor-type="as-char" svg:width="16.51cm" svg:height="10.054cm" draw:z-index="2"><draw:image xlink:href="https://lh5.googleusercontent.com/cJNKyS1k240YnLa5iJdbCorxEX7YORWX7HiDk3pYPwV9oqw-qK4RQ8OjRXv5RGSnrHpY0cfXoK-35J7PKBZ67VFOPrGKZ71v9m7Xjzgbgw1hiBlNmpei4hHKPscAkw-qdeNoIhMj" xlink:type="simple" xlink:show="embed" xlink:actuate="onLoad"/></draw:frame></text:p>
      <text:p text:style-name="P2"/>
      <text:p text:style-name="Standard"><text:bookmark text:name="docs-internal-guid-b3ba1f41-7fff-cec5-ffdb-0a1475d81ee8"/></text:p>
      <text:p text:style-name="P2"><draw:frame draw:style-name="fr1" draw:name="Image5" text:anchor-type="as-char" svg:width="16.51cm" svg:height="10.081cm" draw:z-index="3"><draw:image xlink:href="Pictures/100000000000029F0000019A0421C6B399BDD6B7.png" xlink:type="simple" xlink:show="embed" xlink:actuate="onLoad"/></draw:frame></text:p>
      <text:p text:style-name="Text_20_body"/>
      <text:p text:style-name="P2"><text:soft-page-break/><draw:frame draw:style-name="fr1" draw:name="Image6" text:anchor-type="as-char" svg:width="16.51cm" svg:height="10.134cm" draw:z-index="4"><draw:image xlink:href="https://lh3.googleusercontent.com/W4zhEzv66hbwvTnvaUJMmi6_sKse-KWYibNb0ECE9ZMO3t294TZkCylBzkDvOkLOsJgkGKCOKUuY7Z5Dt5kJBlgm2exVJlNUUg8_zEyoVBFj-ErvElPf3ZWS2ZbJ_KBqiUOBqbnD" xlink:type="simple" xlink:show="embed" xlink:actuate="onLoad"/></draw:frame></text:p>
      <text:p text:style-name="P2"><draw:frame draw:style-name="fr1" draw:name="Image7" text:anchor-type="as-char" svg:width="16.51cm" svg:height="10.134cm" draw:z-index="5"><draw:image xlink:href="https://lh5.googleusercontent.com/RTLCf_QY8tTsjOiBG71DTxSTYR739OtuBnxa9r0D09016jum3p7oiBU8Z-ThBTclQeBMjK728q4j-_SLKbSaXnnlFDuKuL0yKhJWDHrHqk6ZuHkXCCihCnCFFD8gLyDcrj7IHOx4" xlink:type="simple" xlink:show="embed" xlink:actuate="onLoad"/></draw:frame></text:p>
      <text:p text:style-name="P2"><text:soft-page-break/><draw:frame draw:style-name="fr1" draw:name="Image8" text:anchor-type="as-char" svg:width="16.51cm" svg:height="10.028cm" draw:z-index="6"><draw:image xlink:href="Pictures/10000000000002A30000019A85CB813BEBAE4438.png" xlink:type="simple" xlink:show="embed" xlink:actuate="onLoad"/></draw:frame></text:p>
      <text:p text:style-name="Text_20_body"><text:line-break/><text:bookmark text:name="docs-internal-guid-b48c6bad-7fff-faa9-b07a-530ec7794a6b"/></text:p>
      <text:p text:style-name="P2"><draw:frame draw:style-name="fr1" draw:name="Image9" text:anchor-type="as-char" svg:width="16.51cm" svg:height="10.054cm" draw:z-index="7"><draw:image xlink:href="https://lh6.googleusercontent.com/XP9MC2_Xo0Nfaah1UoZNZS3bZGV7BTpcXzz9F6xPOhiv9dbPpWafZlH9X_p9PflXZ_H8Z_m87pUmKCvP7y_8yJVMqBEXtG_M90evsrzmismOLo8pUcRYw1dkdhQSGE_qjtwolKUo" xlink:type="simple" xlink:show="embed" xlink:actuate="onLoad"/></draw:frame></text:p>
      <text:p text:style-name="Text_20_body"/>
      <text:p text:style-name="P2"><text:soft-page-break/><draw:frame draw:style-name="fr1" draw:name="Image10" text:anchor-type="as-char" svg:width="16.51cm" svg:height="10.134cm" draw:z-index="8"><draw:image xlink:href="https://lh5.googleusercontent.com/cK-0VpYL1Yt4bgWQcqXXNQJC-Gq6v6v5GfQo842SStUMuFNE0HuhjQXDNcTPtSHudWjMdNsQmPURTLXjMNCHLQPQxUvpYZ7Bp4cYtj6X_lVDfGAkyO37X8wHuZ0-814Xb0WFoAiv" xlink:type="simple" xlink:show="embed" xlink:actuate="onLoad"/></draw:frame></text:p>
      <text:p text:style-name="Text_20_body"/>
      <text:p text:style-name="P2"><draw:frame draw:style-name="fr1" draw:name="Image11" text:anchor-type="as-char" svg:width="16.51cm" svg:height="10.16cm" draw:z-index="9"><draw:image xlink:href="https://lh3.googleusercontent.com/O8Ic5OEmn6HSse29zN1TwmFOzoyT6aHAzT1wYn5qPdmKN-MMyVflWDB225Kur4d-jsXMteQLFdeBM5s-Mmp333GuvSeo1qZ7seR3UjbZQ9IR8FDU7ckt3TgS72HlHi21wXrYGxxt" xlink:type="simple" xlink:show="embed" xlink:actuate="onLoad"/></draw:frame></text:p>
      <text:p text:style-name="P2"><text:soft-page-break/><draw:frame draw:style-name="fr1" draw:name="Image12" text:anchor-type="as-char" svg:width="16.51cm" svg:height="10.134cm" draw:z-index="10"><draw:image xlink:href="https://lh4.googleusercontent.com/hk8Jrqx9KuLxFzf9XbVn0eJD24whcBy_hobaMoccqeH9hu76gwUjeHWZchRlORlGSeWvpNdlxFhqWe6AYprrsVIiRbPdr6oMJQWJVh94bPV0tAld5mqTq4e5ZHMHw9MiGUyu0C2f" xlink:type="simple" xlink:show="embed" xlink:actuate="onLoad"/></draw:frame></text:p>
      <text:p text:style-name="P2"><draw:frame draw:style-name="fr1" draw:name="Image13" text:anchor-type="as-char" svg:width="16.51cm" svg:height="10.081cm" draw:z-index="11"><draw:image xlink:href="https://lh3.googleusercontent.com/OBDBuBsLhUn7GUHFz1I2vC-ddZb1BsXsuoJSvlivQGyMNWabuo050dCwZ3uGZYGQ4N3nyFdaSs_BkJ_dGtoHYi2jvASwaAADo7d1N9cxaepSquD8QAPRHjD_vamOZhxR4xIcTnOL" xlink:type="simple" xlink:show="embed" xlink:actuate="onLoad"/></draw:frame></text:p>
      <text:p text:style-name="P2"><text:soft-page-break/><draw:frame draw:style-name="fr1" draw:name="Image14" text:anchor-type="as-char" svg:width="16.51cm" svg:height="10.16cm" draw:z-index="12"><draw:image xlink:href="Pictures/10000000000002A20000019F6640280C24C34ABC.png" xlink:type="simple" xlink:show="embed" xlink:actuate="onLoad"/></draw:frame></text:p>
      <text:p text:style-name="Text_20_body"><text:line-break/><text:bookmark text:name="docs-internal-guid-be1672a5-7fff-657f-eb7c-bd6a1c0fe569"/></text:p>
      <text:p text:style-name="P2"><draw:frame draw:style-name="fr1" draw:name="Image15" text:anchor-type="as-char" svg:width="16.51cm" svg:height="10.134cm" draw:z-index="13"><draw:image xlink:href="https://lh4.googleusercontent.com/giB1lvYKoWIRX4nUMMlbxFWd-Vddx2X6tSAK8nPZNpkrKHHRzzMn1TXUXKhwyrYz9fWyPlE-K4BXPZTsNiLR2M6FpeKIz7C-W983o7AgqO4mDE0LekIorNoaE9A-ewA-C9L7VgEA" xlink:type="simple" xlink:show="embed" xlink:actuate="onLoad"/></draw:frame></text:p>
      <text:p text:style-name="P2"><text:soft-page-break/><draw:frame draw:style-name="fr1" draw:name="Image16" text:anchor-type="as-char" svg:width="16.51cm" svg:height="10.134cm" draw:z-index="14"><draw:image xlink:href="https://lh5.googleusercontent.com/Zays3GYdIMLaNrzJlyXxS1mWyr3lWJd31xlM1RwjV9-BvQpQi267tglV6L44jBAYocyO_45VldD5S9WuAD5rfJa_Mx8hPUQwu_Yzw2LWscRpZx8m4RS-U8cm7yLUjzPgkO3bbDKm" xlink:type="simple" xlink:show="embed" xlink:actuate="onLoad"/></draw:frame></text:p>
      <text:p text:style-name="P2"><draw:frame draw:style-name="fr1" draw:name="Image17" text:anchor-type="as-char" svg:width="16.51cm" svg:height="10.081cm" draw:z-index="15"><draw:image xlink:href="Pictures/10000000000002A30000019CEB5C597598DAFA20.png" xlink:type="simple" xlink:show="embed" xlink:actuate="onLoad"/></draw:frame></text:p>
      <text:p text:style-name="P2"><text:soft-page-break/><draw:frame draw:style-name="fr1" draw:name="Image18" text:anchor-type="as-char" svg:width="16.51cm" svg:height="10.081cm" draw:z-index="16"><draw:image xlink:href="Pictures/10000000000002A00000019B171FD2782BC905D9.png" xlink:type="simple" xlink:show="embed" xlink:actuate="onLoad"/></draw:frame></text:p>
      <text:p text:style-name="P2"><draw:frame draw:style-name="fr1" draw:name="Image19" text:anchor-type="as-char" svg:width="16.51cm" svg:height="10.16cm" draw:z-index="17"><draw:image xlink:href="https://lh6.googleusercontent.com/JZWwxDe3OwOI76tssPilNA6E9wzt-esqZwCpKK0wE2MbEWWbmGZkED4mJnPKhatdXzyyT2PoqkFqoCBTxTwssRtlWu9U0rirxROT6JL4AVJ0dt_nwowKXffRlYBQ73DY3FsaAUxP" xlink:type="simple" xlink:show="embed" xlink:actuate="onLoad"/></draw:frame></text:p>
      <text:p text:style-name="P2"><text:soft-page-break/><draw:frame draw:style-name="fr1" draw:name="Image20" text:anchor-type="as-char" svg:width="16.51cm" svg:height="10.081cm" draw:z-index="18"><draw:image xlink:href="Pictures/100000000000029E00000199C909F558CDF91738.png" xlink:type="simple" xlink:show="embed" xlink:actuate="onLoad"/></draw:frame></text:p>
      <text:p text:style-name="P2"><draw:frame draw:style-name="fr1" draw:name="Image21" text:anchor-type="as-char" svg:width="16.51cm" svg:height="10.16cm" draw:z-index="19"><draw:image xlink:href="https://lh6.googleusercontent.com/-1ECh4t1FaqoXFP4itUjD7K_TEjiVEvqaNkNgxqczrg6GxBqlp3X85sutGWfy6ymGWQHEuYPyqS6G245d7RUbro33oBRdCqZs-S--fE0fcVcF8ufQYUO76O0OdISpBkHPd8KDp95" xlink:type="simple" xlink:show="embed" xlink:actuate="onLoad"/></draw:frame></text:p>
      <text:p text:style-name="P2"><text:soft-page-break/><draw:frame draw:style-name="fr1" draw:name="Image22" text:anchor-type="as-char" svg:width="16.51cm" svg:height="10.054cm" draw:z-index="20"><draw:image xlink:href="Pictures/100000000000029F00000199C5EC8364348A054A.png" xlink:type="simple" xlink:show="embed" xlink:actuate="onLoad"/></draw:frame></text:p>
      <text:p text:style-name="P2"><draw:frame draw:style-name="fr1" draw:name="Image23" text:anchor-type="as-char" svg:width="16.51cm" svg:height="10.16cm" draw:z-index="21"><draw:image xlink:href="https://lh3.googleusercontent.com/YW3WyaAN156UJOK8EO_RwUkwISBJW6Pwwq-wDNfkVQ48ASMlMznVx6a5cXJ62LuCs3uvq8XmtrFEBpUbcZNX3A5hphhYnK8Q9UW80MOyg6B4yl7ilHcUxrQ1aNxTgDj8XZCX9wEC" xlink:type="simple" xlink:show="embed" xlink:actuate="onLoad"/></draw:frame></text:p>
      <text:p text:style-name="P2"><text:soft-page-break/><draw:frame draw:style-name="fr1" draw:name="Image24" text:anchor-type="as-char" svg:width="16.51cm" svg:height="10.16cm" draw:z-index="22"><draw:image xlink:href="https://lh5.googleusercontent.com/YqEZqj0bcieDlCHu6SbQAJLyRiKVGc4Mss-6cmv5t6iZ3ULt06vMtBlTfhAMk-8wxMmvaSMHMLDmjC2-HOIfFQOUfkvm9QAcOZjNUKoCB1h5bLqmvm5_7ycO3Fbfk0hTCgd61LrP" xlink:type="simple" xlink:show="embed" xlink:actuate="onLoad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56:09.915731113</meta:creation-date>
    <dc:date>2020-03-17T16:03:34.696420158</dc:date>
    <meta:editing-duration>PT7M25S</meta:editing-duration>
    <meta:editing-cycles>1</meta:editing-cycles>
    <meta:document-statistic meta:table-count="0" meta:image-count="23" meta:object-count="0" meta:page-count="12" meta:paragraph-count="26" meta:word-count="0" meta:character-count="3" meta:non-whitespace-character-count="0"/>
    <meta:generator>LibreOffice/5.1.6.2$Linux_X86_64 LibreOffice_project/10m0$Build-2</meta:generator>
  </office:meta>
</office:document-meta>
</file>